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59E4CCED26B11DD895.jpg" manifest:media-type="image/jpeg"/>
  <manifest:file-entry manifest:full-path="Pictures/100000000000050000000258427DCE58497102E5.jpg" manifest:media-type="image/jpeg"/>
  <manifest:file-entry manifest:full-path="Pictures/10000000000003FE000002078AF487D9B109EBC0.jpg" manifest:media-type="image/jpeg"/>
  <manifest:file-entry manifest:full-path="Pictures/10000000000005000000022750D0D35DD1A0F3A0.jpg" manifest:media-type="image/jpeg"/>
  <manifest:file-entry manifest:full-path="Pictures/100000000000050000000240EDC216F28CB3940E.jpg" manifest:media-type="image/jpeg"/>
  <manifest:file-entry manifest:full-path="Pictures/1000000000000500000002135073B1B47DF3B40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63f" officeooo:paragraph-rsid="0014063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6929in" svg:height="2.7764in" draw:z-index="0"><draw:image xlink:href="Pictures/1000000000000500000002135073B1B47DF3B405.jpg" xlink:type="simple" xlink:show="embed" xlink:actuate="onLoad" draw:mime-type="image/jpeg"/></draw:frame>1.a.a</text:p>
      <text:p text:style-name="P1"/>
      <text:p text:style-name="P1"/>
      <text:p text:style-name="P1"><draw:frame draw:style-name="fr1" draw:name="Image2" text:anchor-type="char" svg:width="6.6929in" svg:height="3.0118in" draw:z-index="1"><draw:image xlink:href="Pictures/100000000000050000000240EDC216F28CB3940E.jpg" xlink:type="simple" xlink:show="embed" xlink:actuate="onLoad" draw:mime-type="image/jpeg"/></draw:frame>b1b1</text:p>
      <text:p text:style-name="P1"/>
      <text:p text:style-name="P1"/>
      <text:p text:style-name="P1"><draw:frame draw:style-name="fr1" draw:name="Image3" text:anchor-type="char" svg:width="6.6929in" svg:height="2.8807in" draw:z-index="2"><draw:image xlink:href="Pictures/10000000000005000000022750D0D35DD1A0F3A0.jpg" xlink:type="simple" xlink:show="embed" xlink:actuate="onLoad" draw:mime-type="image/jpeg"/></draw:frame>ba2b2</text:p>
      <text:p text:style-name="P1"><draw:frame draw:style-name="fr1" draw:name="Image4" text:anchor-type="char" svg:width="6.6929in" svg:height="3.3984in" draw:z-index="3"><draw:image xlink:href="Pictures/10000000000003FE000002078AF487D9B109EBC0.jpg" xlink:type="simple" xlink:show="embed" xlink:actuate="onLoad" draw:mime-type="image/jpeg"/></draw:frame><text:soft-page-break/>ba3</text:p>
      <text:p text:style-name="P1"><draw:frame draw:style-name="fr1" draw:name="Image5" text:anchor-type="char" svg:width="6.6929in" svg:height="3.1366in" draw:z-index="4"><draw:image xlink:href="Pictures/100000000000050000000258427DCE58497102E5.jpg" xlink:type="simple" xlink:show="embed" xlink:actuate="onLoad" draw:mime-type="image/jpeg"/></draw:frame>b6</text:p>
      <text:p text:style-name="P1"/>
      <text:p text:style-name="P1"><draw:frame draw:style-name="fr1" draw:name="Image6" text:anchor-type="char" svg:width="6.6929in" svg:height="3.1425in" draw:z-index="5"><draw:image xlink:href="Pictures/100000000000050000000259E4CCED26B11DD895.jpg" xlink:type="simple" xlink:show="embed" xlink:actuate="onLoad" draw:mime-type="image/jpeg"/></draw:frame><text:soft-page-break/>A6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08:30:09.723395864</meta:creation-date>
    <dc:date>2023-10-20T08:40:17.125977387</dc:date>
    <meta:editing-duration>PT10M9S</meta:editing-duration>
    <meta:editing-cycles>1</meta:editing-cycles>
    <meta:document-statistic meta:table-count="0" meta:image-count="6" meta:object-count="0" meta:page-count="3" meta:paragraph-count="6" meta:word-count="6" meta:character-count="22" meta:non-whitespace-character-count="22"/>
    <meta:generator>LibreOffice/7.3.7.2$Linux_X86_64 LibreOffice_project/30$Build-2</meta:generator>
  </office:meta>
</office:document-meta>
</file>